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Taste</text:p>
          </table:table-cell>
          <table:table-cell office:value-type="string" calcext:value-type="string">
            <text:p>Aufgabenr.</text:p>
          </table:table-cell>
          <table:table-cell office:value-type="string" calcext:value-type="string">
            <text:p>Aufgab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f der Stelle drehe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 Meter nach links &amp; recht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indernissen ausweichen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anzenverhalt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tenverhalt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ie finden &amp; folg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jekt suchen und folg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ekte kartier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3.2$Windows_x86 LibreOffice_project/70feb7d99726f064edab4605a8ab840c50ec57a</meta:generator>
    <dc:date>2017-11-30T12:04:45.318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